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008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2.1709in"/>
    </style:style>
    <style:style style:name="co7" style:family="table-column">
      <style:table-column-properties fo:break-before="auto" style:column-width="1.9547in"/>
    </style:style>
    <style:style style:name="co8" style:family="table-column">
      <style:table-column-properties fo:break-before="auto" style:column-width="0.8154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1783in"/>
    </style:style>
    <style:style style:name="co11" style:family="table-column">
      <style:table-column-properties fo:break-before="auto" style:column-width="0.9917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1.0409in"/>
    </style:style>
    <style:style style:name="co14" style:family="table-column">
      <style:table-column-properties fo:break-before="auto" style:column-width="0.6972in"/>
    </style:style>
    <style:style style:name="co15" style:family="table-column">
      <style:table-column-properties fo:break-before="auto" style:column-width="0.678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6.4252in"/>
    </style:style>
    <style:style style:name="co18" style:family="table-column">
      <style:table-column-properties fo:break-before="auto" style:column-width="3.6937in"/>
    </style:style>
    <style:style style:name="co19" style:family="table-column">
      <style:table-column-properties fo:break-before="auto" style:column-width="2.0528in"/>
    </style:style>
    <style:style style:name="co20" style:family="table-column">
      <style:table-column-properties fo:break-before="auto" style:column-width="1.8075in"/>
    </style:style>
    <style:style style:name="co21" style:family="table-column">
      <style:table-column-properties fo:break-before="auto" style:column-width="1.0217in"/>
    </style:style>
    <style:style style:name="ro1" style:family="table-row">
      <style:table-row-properties style:row-height="0.6362in" fo:break-before="auto" style:use-optimal-row-height="true"/>
    </style:style>
    <style:style style:name="ro2" style:family="table-row">
      <style:table-row-properties style:row-height="0.4819in" fo:break-before="auto" style:use-optimal-row-height="true"/>
    </style:style>
    <style:style style:name="ro3" style:family="table-row">
      <style:table-row-properties style:row-height="0.7902in" fo:break-before="auto" style:use-optimal-row-height="true"/>
    </style:style>
    <style:style style:name="ro4" style:family="table-row">
      <style:table-row-properties style:row-height="0.94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ro7" style:family="table-row">
      <style:table-row-properties style:row-height="1.0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40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ff4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color="#ff4000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2" style:family="table-cell" style:parent-style-name="Default" style:data-style-name="N40">
      <style:table-cell-properties fo:wrap-option="wrap"/>
    </style:style>
    <style:style style:name="ce23" style:family="table-cell" style:parent-style-name="Default" style:data-style-name="N40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 style:data-style-name="N40">
      <style:table-cell-properties fo:wrap-option="wrap"/>
      <style:text-properties fo:font-weight="normal" style:font-weight-asian="normal" style:font-weight-complex="normal"/>
    </style:style>
    <style:style style:name="ce25" style:family="table-cell" style:parent-style-name="Default" style:data-style-name="N40">
      <style:table-cell-properties fo:wrap-option="wrap"/>
      <style:text-properties fo:color="#ff0000" fo:font-weight="bold" style:font-weight-asian="bold" style:font-weight-complex="bold"/>
    </style:style>
    <style:style style:name="ce26" style:family="table-cell" style:parent-style-name="Default" style:data-style-name="N40">
      <style:text-properties fo:color="#c9211e"/>
    </style:style>
    <style:style style:name="ce27" style:family="table-cell" style:parent-style-name="Default" style:data-style-name="N40">
      <style:text-properties fo:font-weight="normal" style:font-weight-asian="normal" style:font-weight-complex="normal"/>
    </style:style>
    <style:style style:name="ce28" style:family="table-cell" style:parent-style-name="Default" style:data-style-name="N40">
      <style:text-properties fo:font-weight="bold" style:font-weight-asian="bold" style:font-weight-complex="bold"/>
    </style:style>
    <style:style style:name="ce29" style:family="table-cell" style:parent-style-name="Default" style:data-style-name="N40"/>
    <style:style style:name="ce30" style:family="table-cell" style:parent-style-name="Default" style:data-style-name="N40">
      <style:text-properties fo:color="#ff4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fo:font-weight="bold" style:font-weight-asian="bold" style:font-weight-complex="bold"/>
    </style:style>
    <style:style style:name="ce32" style:family="table-cell" style:parent-style-name="Default">
      <style:text-properties fo:color="#c9211e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35" style:family="table-cell" style:parent-style-name="Default">
      <style:text-properties fo:color="#c9211e" fo:font-weight="bold" style:font-weight-asian="bold" style:font-weight-complex="bold"/>
    </style:style>
    <style:style style:name="ce36" style:family="table-cell" style:parent-style-name="Default"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40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60"/>
      <table:table table:name="ZFSDRA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29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35"/>
        <table:table-row table:style-name="ro1">
          <table:table-cell table:style-name="ce1" office:value-type="string" calcext:value-type="string">
            <text:p>ZFS DRAID configs</text:p>
          </table:table-cell>
          <table:table-cell table:style-name="ce6" office:value-type="string" calcext:value-type="string">
            <text:p>Total drives inpool</text:p>
          </table:table-cell>
          <table:table-cell office:value-type="string" calcext:value-type="string">
            <text:p>Vdevs</text:p>
          </table:table-cell>
          <table:table-cell office:value-type="string" calcext:value-type="string">
            <text:p>Disks in vdev</text:p>
          </table:table-cell>
          <table:table-cell office:value-type="string" calcext:value-type="string">
            <text:p># Vspares</text:p>
          </table:table-cell>
          <table:table-cell office:value-type="string" calcext:value-type="string">
            <text:p># Pspares</text:p>
          </table:table-cell>
          <table:table-cell office:value-type="string" calcext:value-type="string">
            <text:p>RAIDZ level</text:p>
          </table:table-cell>
          <table:table-cell office:value-type="string" calcext:value-type="string">
            <text:p>Can sustain X failures PER vdev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zpool list TOTAL GB</text:p>
          </table:table-cell>
          <table:table-cell table:style-name="ce6" office:value-type="string" calcext:value-type="string">
            <text:p>zfs list AVAIL GB</text:p>
          </table:table-cell>
          <table:table-cell table:style-name="ce22" office:value-type="string" calcext:value-type="string">
            <text:p>Total time to CP .iso (6GB)</text:p>
          </table:table-cell>
          <table:table-cell table:style-name="ce6" office:value-type="string" calcext:value-type="string">
            <text:p>Usable Disk Size - GiB</text:p>
          </table:table-cell>
          <table:table-cell office:value-type="string" calcext:value-type="string">
            <text:p>Sector size</text:p>
          </table:table-cell>
          <table:table-cell office:value-type="string" calcext:value-type="string">
            <text:p>Raw disk (GiB)</text:p>
          </table:table-cell>
          <table:table-cell table:style-name="ce31" office:value-type="string" calcext:value-type="string">
            <text:p>Lost to parity / vspares (GB)</text:p>
          </table:table-cell>
        </table:table-row>
        <table:table-row table:style-name="ro2">
          <table:table-cell table:style-name="ce1" office:value-type="string" calcext:value-type="string">
            <text:p>draid1:8d:24c:1s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1 per vdev = 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table:style-name="ce6" office:value-type="string" calcext:value-type="string">
            <text:p>copy in-vm 6GB iso to uncompressed DS - including sync - with no UNAVAIL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72.3" calcext:value-type="float">
            <text:p>72.3</text:p>
          </table:table-cell>
          <table:table-cell table:style-name="ce22" office:value-type="time" office:time-value="PT00H35M00S" calcext:value-type="time">
            <text:p>00:3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]*[.B2]" office:value-type="float" office:value="89.52" calcext:value-type="float">
            <text:p>89.52</text:p>
          </table:table-cell>
          <table:table-cell table:style-name="ce32" table:formula="of:=[.O2]-[.K2]" office:value-type="float" office:value="17.22" calcext:value-type="float">
            <text:p>17.22</text:p>
          </table:table-cell>
        </table:table-row>
        <table:table-row table:style-name="ro2">
          <table:table-cell table:style-name="ce1" office:value-type="string" calcext:value-type="string">
            <text:p>draid1:8d:12c:2s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2 per vdev = 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3 with 2 vspare and 1 UNAVAIL</text:p>
          </table:table-cell>
          <table:table-cell table:style-name="ce6" office:value-type="string" calcext:value-type="string">
            <text:p>copy in-vm 6GB iso to uncompressed DS - including sync - with no UNAVAIL</text:p>
          </table:table-cell>
          <table:table-cell table:style-name="ce19" office:value-type="float" office:value="73" calcext:value-type="float">
            <text:p>73</text:p>
          </table:table-cell>
          <table:table-cell table:style-name="ce20" office:value-type="float" office:value="62.9" calcext:value-type="float">
            <text:p>62.9</text:p>
          </table:table-cell>
          <table:table-cell table:style-name="ce22" office:value-type="time" office:time-value="PT00H32M00S" calcext:value-type="time">
            <text:p>00:32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]*[.B3]" office:value-type="float" office:value="89.52" calcext:value-type="float">
            <text:p>89.52</text:p>
          </table:table-cell>
          <table:table-cell table:style-name="ce33" table:formula="of:=[.O3]-[.K3]" office:value-type="float" office:value="26.62" calcext:value-type="float">
            <text:p>26.62</text:p>
          </table:table-cell>
        </table:table-row>
        <table:table-row table:style-name="ro3">
          <table:table-cell table:style-name="ce1"/>
          <table:table-cell table:style-name="ce6"/>
          <table:table-cell table:number-columns-repeated="2"/>
          <table:table-cell table:style-name="ce9"/>
          <table:table-cell/>
          <table:table-cell table:style-name="ce15"/>
          <table:table-cell/>
          <table:table-cell table:style-name="ce6" office:value-type="string" calcext:value-type="string">
            <text:p>copy in-vm 6GB iso to zstd-3 DS - including sync - with 3 UNAVAIL – getting some Write and CKSUM errors on some devs</text:p>
          </table:table-cell>
          <table:table-cell table:style-name="ce19" table:number-columns-repeated="2"/>
          <table:table-cell table:style-name="ce23" office:value-type="time" office:time-value="PT00H28M00S" calcext:value-type="time">
            <text:p>00:28</text:p>
          </table:table-cell>
          <table:table-cell table:number-columns-repeated="3"/>
          <table:table-cell table:style-name="ce33"/>
        </table:table-row>
        <table:table-row table:style-name="ro4">
          <table:table-cell table:style-name="ce1"/>
          <table:table-cell table:style-name="ce6"/>
          <table:table-cell table:number-columns-repeated="2"/>
          <table:table-cell table:style-name="ce9"/>
          <table:table-cell/>
          <table:table-cell table:style-name="ce15"/>
          <table:table-cell table:style-name="ce16"/>
          <table:table-cell table:style-name="ce6" office:value-type="string" calcext:value-type="string">
            <text:p>copy in-vm 6GB iso to LZ4 DS - including sync - with 3 UNAVAIL – getting some Write and CKSUM errors on some devs; scrub had 0 errors, cleared</text:p>
          </table:table-cell>
          <table:table-cell table:style-name="ce19" table:number-columns-repeated="2"/>
          <table:table-cell table:style-name="ce22" office:value-type="time" office:time-value="PT00H29M00S" calcext:value-type="time">
            <text:p>00:29</text:p>
          </table:table-cell>
          <table:table-cell table:number-columns-repeated="3"/>
          <table:table-cell table:style-name="ce33"/>
        </table:table-row>
        <table:table-row table:style-name="ro2">
          <table:table-cell table:style-name="ce1"/>
          <table:table-cell table:style-name="ce6"/>
          <table:table-cell table:number-columns-repeated="2"/>
          <table:table-cell table:style-name="ce9"/>
          <table:table-cell/>
          <table:table-cell table:style-name="ce15"/>
          <table:table-cell/>
          <table:table-cell table:style-name="ce6" office:value-type="string" calcext:value-type="string">
            <text:p>copy in-vm 6GB iso to LZ4 DS - including sync - with (6) UNAVAIL – all vspares in use</text:p>
          </table:table-cell>
          <table:table-cell table:style-name="ce19" table:number-columns-repeated="2"/>
          <table:table-cell table:style-name="ce23" office:value-type="time" office:time-value="PT00H20M00S" calcext:value-type="time">
            <text:p>00:20</text:p>
          </table:table-cell>
          <table:table-cell table:number-columns-repeated="3"/>
          <table:table-cell table:style-name="ce33"/>
        </table:table-row>
        <table:table-row table:style-name="ro5">
          <table:table-cell table:style-name="ce1"/>
          <table:table-cell table:style-name="ce6"/>
          <table:table-cell table:number-columns-repeated="2"/>
          <table:table-cell table:style-name="ce9"/>
          <table:table-cell/>
          <table:table-cell table:style-name="ce15"/>
          <table:table-cell/>
          <table:table-cell table:style-name="ce6"/>
          <table:table-cell table:style-name="ce19" table:number-columns-repeated="2"/>
          <table:table-cell table:style-name="ce23"/>
          <table:table-cell table:number-columns-repeated="3"/>
          <table:table-cell table:style-name="ce33"/>
        </table:table-row>
        <table:table-row table:style-name="ro2">
          <table:table-cell table:style-name="ce2" office:value-type="string" calcext:value-type="string">
            <text:p>draid2:8d:12c:2s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2 per vdev = 4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4 with 2 vspare and 2 UNAVAIL</text:p>
          </table:table-cell>
          <table:table-cell table:style-name="ce6" office:value-type="string" calcext:value-type="string">
            <text:p>copy in-vm 6GB iso to uncompressed DS - including sync - with no UNAVAIL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56.5" calcext:value-type="float">
            <text:p>56.5</text:p>
          </table:table-cell>
          <table:table-cell table:style-name="ce22" office:value-type="time" office:time-value="PT00H38M00S" calcext:value-type="time">
            <text:p>00:3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8]*[.B8]" office:value-type="float" office:value="89.52" calcext:value-type="float">
            <text:p>89.52</text:p>
          </table:table-cell>
          <table:table-cell table:style-name="ce34" table:formula="of:=[.O8]-[.K8]" office:value-type="float" office:value="33.02" calcext:value-type="float">
            <text:p>33.02</text:p>
          </table:table-cell>
        </table:table-row>
        <table:table-row table:style-name="ro1">
          <table:table-cell table:style-name="ce2"/>
          <table:table-cell table:style-name="ce6"/>
          <table:table-cell table:number-columns-repeated="2"/>
          <table:table-cell table:style-name="ce9"/>
          <table:table-cell/>
          <table:table-cell table:style-name="ce15"/>
          <table:table-cell/>
          <table:table-cell table:style-name="ce6" office:value-type="string" calcext:value-type="string">
            <text:p>copy in-vm 6GB iso to zstd-3 DS - including sync - with 4 UNAVAIL – and 2 vspares in use</text:p>
          </table:table-cell>
          <table:table-cell table:style-name="ce19" table:number-columns-repeated="2"/>
          <table:table-cell table:style-name="ce23" office:value-type="time" office:time-value="PT00H24M00S" calcext:value-type="time">
            <text:p>00:24</text:p>
          </table:table-cell>
          <table:table-cell table:number-columns-repeated="3"/>
          <table:table-cell table:style-name="ce33"/>
        </table:table-row>
        <table:table-row table:style-name="ro1">
          <table:table-cell table:style-name="ce2"/>
          <table:table-cell table:style-name="ce6"/>
          <table:table-cell table:number-columns-repeated="2"/>
          <table:table-cell table:style-name="ce9"/>
          <table:table-cell/>
          <table:table-cell table:style-name="ce15"/>
          <table:table-cell/>
          <table:table-cell table:style-name="ce17" office:value-type="string" calcext:value-type="string">
            <text:p>copy in-vm 6GB iso to LZ4 DS - including sync - with 8 UNAVAIL – and 4 vspares in use</text:p>
          </table:table-cell>
          <table:table-cell table:style-name="ce19" table:number-columns-repeated="2"/>
          <table:table-cell table:style-name="ce23" office:value-type="time" office:time-value="PT00H13M00S" calcext:value-type="time">
            <text:p>00:13</text:p>
          </table:table-cell>
          <table:table-cell table:number-columns-repeated="3"/>
          <table:table-cell table:style-name="ce33"/>
        </table:table-row>
        <table:table-row table:style-name="ro5">
          <table:table-cell table:style-name="ce1"/>
          <table:table-cell table:style-name="ce6"/>
          <table:table-cell table:number-columns-repeated="2"/>
          <table:table-cell table:style-name="ce9"/>
          <table:table-cell/>
          <table:table-cell table:style-name="ce15"/>
          <table:table-cell/>
          <table:table-cell table:style-name="ce6"/>
          <table:table-cell table:style-name="ce19" table:number-columns-repeated="2"/>
          <table:table-cell table:style-name="ce23"/>
          <table:table-cell table:number-columns-repeated="3"/>
          <table:table-cell table:style-name="ce33"/>
        </table:table-row>
        <table:table-row table:style-name="ro5">
          <table:table-cell/>
          <table:table-cell table:style-name="Default" table:number-columns-repeated="6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3" office:value-type="string" calcext:value-type="string">
            <text:p>draid1:6d:8c:1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 per vdev = 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table:style-name="ce6" office:value-type="string" calcext:value-type="string">
            <text:p>copy in-vm 6GB iso to uncompressed DS - including sync - with no UNAVAIL</text:p>
          </table:table-cell>
          <table:table-cell office:value-type="float" office:value="76.5" calcext:value-type="float">
            <text:p>76.5</text:p>
          </table:table-cell>
          <table:table-cell office:value-type="float" office:value="63" calcext:value-type="float">
            <text:p>63</text:p>
          </table:table-cell>
          <table:table-cell table:style-name="ce24" office:value-type="time" office:time-value="PT00H35M00S" calcext:value-type="time">
            <text:p>00:3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3]*[.B13]" office:value-type="float" office:value="89.52" calcext:value-type="float">
            <text:p>89.52</text:p>
          </table:table-cell>
          <table:table-cell table:style-name="ce32" table:formula="of:=[.O13]-[.K13]" office:value-type="float" office:value="26.52" calcext:value-type="float">
            <text:p>26.52</text:p>
          </table:table-cell>
        </table:table-row>
        <table:table-row table:style-name="ro1">
          <table:table-cell table:style-name="ce3"/>
          <table:table-cell table:number-columns-repeated="3"/>
          <table:table-cell table:style-name="ce9"/>
          <table:table-cell/>
          <table:table-cell table:style-name="ce15"/>
          <table:table-cell/>
          <table:table-cell table:style-name="ce6" office:value-type="string" calcext:value-type="string">
            <text:p>copy in-vm 6GB iso to zstd-3 DS - including sync - with 6 UNAVAIL – and 3 vspares in use</text:p>
          </table:table-cell>
          <table:table-cell table:number-columns-repeated="2"/>
          <table:table-cell table:style-name="ce23" office:value-type="time" office:time-value="PT00H27M00S" calcext:value-type="time">
            <text:p>00:27</text:p>
          </table:table-cell>
          <table:table-cell table:number-columns-repeated="3"/>
          <table:table-cell table:style-name="ce32"/>
        </table:table-row>
        <table:table-row table:style-name="ro1">
          <table:table-cell table:style-name="ce3"/>
          <table:table-cell table:number-columns-repeated="3"/>
          <table:table-cell table:style-name="ce9"/>
          <table:table-cell/>
          <table:table-cell table:style-name="ce15"/>
          <table:table-cell/>
          <table:table-cell table:style-name="ce18" office:value-type="string" calcext:value-type="string">
            <text:p>copy in-vm 6GB iso to LZ4 DS - including sync - with 6 UNAVAIL – and 3 vspares in use</text:p>
          </table:table-cell>
          <table:table-cell table:number-columns-repeated="2"/>
          <table:table-cell table:style-name="ce23" office:value-type="time" office:time-value="PT00H28M00S" calcext:value-type="time">
            <text:p>00:28</text:p>
          </table:table-cell>
          <table:table-cell table:number-columns-repeated="3"/>
          <table:table-cell table:style-name="ce32"/>
        </table:table-row>
        <table:table-row table:style-name="ro1">
          <table:table-cell table:style-name="ce3"/>
          <table:table-cell table:number-columns-repeated="3"/>
          <table:table-cell table:style-name="ce9"/>
          <table:table-cell/>
          <table:table-cell table:style-name="ce15"/>
          <table:table-cell/>
          <table:table-cell table:style-name="ce6" office:value-type="string" calcext:value-type="string">
            <text:p>copy in-vm 6GB iso to LZ4 DS - including sync - with 3 UNAVAIL – and 3 vspares in use</text:p>
          </table:table-cell>
          <table:table-cell table:number-columns-repeated="2"/>
          <table:table-cell table:style-name="ce25" office:value-type="time" office:time-value="PT00H53M00S" calcext:value-type="time">
            <text:p>00:53</text:p>
          </table:table-cell>
          <table:table-cell table:number-columns-repeated="3"/>
          <table:table-cell table:style-name="ce32"/>
        </table:table-row>
        <table:table-row table:style-name="ro5">
          <table:table-cell table:style-name="ce3"/>
          <table:table-cell table:number-columns-repeated="3"/>
          <table:table-cell table:style-name="ce9"/>
          <table:table-cell/>
          <table:table-cell table:style-name="ce15"/>
          <table:table-cell/>
          <table:table-cell table:style-name="ce6"/>
          <table:table-cell table:number-columns-repeated="2"/>
          <table:table-cell table:style-name="ce23"/>
          <table:table-cell table:number-columns-repeated="3"/>
          <table:table-cell table:style-name="ce32"/>
        </table:table-row>
        <table:table-row table:style-name="ro5">
          <table:table-cell table:style-name="ce4" office:value-type="string" calcext:value-type="string">
            <office:annotation draw:style-name="gr1" draw:text-style-name="P2" svg:width="1.1413in" svg:height="1.0122in" svg:x="1.611in" svg:y="8.0823in" draw:caption-point-x="-0.2402in" draw:caption-point-y="0.5945in">
              <dc:date>2021-07-07T00:00:00</dc:date>
              <text:p text:style-name="P1">This appears to be a useless config; we lost ~2GB to parity for basically nothing</text:p>
            </office:annotation>
            <text:p>draid1:5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8]*[.B18]" office:value-type="float" office:value="89.52" calcext:value-type="float">
            <text:p>89.52</text:p>
          </table:table-cell>
          <table:table-cell table:style-name="ce32" table:formula="of:=[.O18]-[.K18]" office:value-type="float" office:value="28.52" calcext:value-type="float">
            <text:p>28.52</text:p>
          </table:table-cell>
        </table:table-row>
        <table:table-row table:style-name="ro5"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raid1:4d:6c:1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 per vdev = 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table:style-name="ce6" office:value-type="string" calcext:value-type="string">
            <text:p>copy in-vm 6GB iso to uncompressed DS - including sync - with no UNAVAIL</text:p>
          </table:table-cell>
          <table:table-cell office:value-type="float" office:value="72" calcext:value-type="float">
            <text:p>72</text:p>
          </table:table-cell>
          <table:table-cell table:style-name="ce21" office:value-type="float" office:value="56" calcext:value-type="float">
            <text:p>56</text:p>
          </table:table-cell>
          <table:table-cell table:style-name="ce24" office:value-type="time" office:time-value="PT00H34M00S" calcext:value-type="time">
            <text:p>00:3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0]*[.B20]" office:value-type="float" office:value="89.52" calcext:value-type="float">
            <text:p>89.52</text:p>
          </table:table-cell>
          <table:table-cell table:formula="of:=[.O20]-[.K20]" office:value-type="float" office:value="33.52" calcext:value-type="float">
            <text:p>33.52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copy in-vm 6GB iso to zstd-3 DS - including sync - with 4 UNAVAIL – and 4 vspares in use</text:p>
          </table:table-cell>
          <table:table-cell table:number-columns-repeated="2"/>
          <table:table-cell table:style-name="ce23" office:value-type="time" office:time-value="PT00H25M00S" calcext:value-type="time">
            <text:p>00:2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8" office:value-type="string" calcext:value-type="string">
            <text:p>copy in-vm 6GB iso to LZ4 DS - including sync - with 8 UNAVAIL – and 4 vspares in use + 1 pspare</text:p>
          </table:table-cell>
          <table:table-cell table:number-columns-repeated="2"/>
          <table:table-cell table:style-name="ce23" office:value-type="time" office:time-value="PT00H15M00S" calcext:value-type="time">
            <text:p>00:15</text:p>
          </table:table-cell>
          <table:table-cell table:number-columns-repeated="4"/>
        </table:table-row>
        <table:table-row table:style-name="ro5"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raid2:3d:6c:1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 per vdev = 4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3 with 1 vspare and 2 UNAVAIL</text:p>
          </table:table-cell>
          <table:table-cell table:style-name="ce6" office:value-type="string" calcext:value-type="string">
            <text:p>copy in-vm 6GB iso to uncompressed DS - including sync - with no UNAVAIL</text:p>
          </table:table-cell>
          <table:table-cell office:value-type="float" office:value="72" calcext:value-type="float">
            <text:p>72</text:p>
          </table:table-cell>
          <table:table-cell table:style-name="ce21" office:value-type="float" office:value="41.4" calcext:value-type="float">
            <text:p>41.4</text:p>
          </table:table-cell>
          <table:table-cell table:style-name="ce24" office:value-type="time" office:time-value="PT00H52M00S" calcext:value-type="time">
            <text:p>00:52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4]*[.B24]" office:value-type="float" office:value="89.52" calcext:value-type="float">
            <text:p>89.52</text:p>
          </table:table-cell>
          <table:table-cell table:formula="of:=[.O24]-[.K24]" office:value-type="float" office:value="48.12" calcext:value-type="float">
            <text:p>48.12</text:p>
          </table:table-cell>
        </table:table-row>
        <table:table-row table:style-name="ro1">
          <table:table-cell table:style-name="ce3"/>
          <table:table-cell table:number-columns-repeated="3"/>
          <table:table-cell table:style-name="ce9"/>
          <table:table-cell table:style-name="ce12"/>
          <table:table-cell table:style-name="ce15"/>
          <table:table-cell/>
          <table:table-cell table:style-name="ce6" office:value-type="string" calcext:value-type="string">
            <text:p>copy in-vm 6GB iso to zstd-3 DS - including sync - with 4 UNAVAIL – and 4 vspares in use</text:p>
          </table:table-cell>
          <table:table-cell/>
          <table:table-cell table:style-name="ce21"/>
          <table:table-cell table:style-name="ce23" office:value-type="time" office:time-value="PT00H43M00S" calcext:value-type="time">
            <text:p>00:43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3"/>
          <table:table-cell table:style-name="ce9"/>
          <table:table-cell table:style-name="ce12"/>
          <table:table-cell table:style-name="ce15"/>
          <table:table-cell/>
          <table:table-cell table:style-name="ce18" office:value-type="string" calcext:value-type="string">
            <text:p>copy in-vm 6GB iso to LZ4 DS - including sync - with 12 UNAVAIL – and 4 vspares in use</text:p>
          </table:table-cell>
          <table:table-cell/>
          <table:table-cell table:style-name="ce21"/>
          <table:table-cell table:style-name="ce23" office:value-type="time" office:time-value="PT00H24M00S" calcext:value-type="time">
            <text:p>00:24</text:p>
          </table:table-cell>
          <table:table-cell table:number-columns-repeated="4"/>
        </table:table-row>
        <table:table-row table:style-name="ro5">
          <table:table-cell table:style-name="ce3"/>
          <table:table-cell table:number-columns-repeated="3"/>
          <table:table-cell table:style-name="ce9"/>
          <table:table-cell table:style-name="ce12"/>
          <table:table-cell table:style-name="ce15"/>
          <table:table-cell table:number-columns-repeated="3"/>
          <table:table-cell table:style-name="ce21"/>
          <table:table-cell table:style-name="ce24"/>
          <table:table-cell table:number-columns-repeated="4"/>
        </table:table-row>
        <table:table-row table:style-name="ro6">
          <table:table-cell table:style-name="ce3" office:value-type="string" calcext:value-type="string">
            <text:p>draid1:8d:24c:0s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6 with 0 vspare and 5 pspare + 1 UNAVAIL</text:p>
          </table:table-cell>
          <table:table-cell table:style-name="ce6"/>
          <table:table-cell office:value-type="float" office:value="88" calcext:value-type="float">
            <text:p>88</text:p>
          </table:table-cell>
          <table:table-cell office:value-type="float" office:value="75.8" calcext:value-type="float">
            <text:p>75.8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8]*[.B28]" office:value-type="float" office:value="89.52" calcext:value-type="float">
            <text:p>89.52</text:p>
          </table:table-cell>
          <table:table-cell table:style-name="ce36" table:formula="of:=[.O28]-[.K28]" office:value-type="float" office:value="13.72" calcext:value-type="float">
            <text:p>13.72</text:p>
          </table:table-cell>
        </table:table-row>
        <table:table-row table:style-name="ro5">
          <table:table-cell table:number-columns-repeated="8"/>
          <table:table-cell table:style-name="ce6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office:value-type="string" calcext:value-type="string">
            <text:p>draid2:5d:8c:1s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ith 1 vspare and 1 UNAVAIL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52.1" calcext:value-type="float">
            <text:p>52.1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0]*[.B30]" office:value-type="float" office:value="89.52" calcext:value-type="float">
            <text:p>89.52</text:p>
          </table:table-cell>
          <table:table-cell table:style-name="ce32" table:formula="of:=[.O30]-[.K30]" office:value-type="float" office:value="37.42" calcext:value-type="float">
            <text:p>37.42</text:p>
          </table:table-cell>
        </table:table-row>
        <table:table-row table:style-name="ro5">
          <table:table-cell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Default"/>
          <table:table-cell table:number-columns-repeated="3"/>
          <table:table-cell table:style-name="ce32"/>
        </table:table-row>
        <table:table-row table:style-name="ro6">
          <table:table-cell table:style-name="ce3" office:value-type="string" calcext:value-type="string">
            <text:p>draid2:8d:96c:6s</text:p>
          </table:table-cell>
          <table:table-cell table:style-name="ce2" office:value-type="float" office:value="96" calcext:value-type="float">
            <text:p>9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13 with 11 v+pspares in use + 2 UNAVAIL</text:p>
          </table:table-cell>
          <table:table-cell table:style-name="ce6"/>
          <table:table-cell office:value-type="float" office:value="330" calcext:value-type="float">
            <text:p>330</text:p>
          </table:table-cell>
          <table:table-cell office:value-type="float" office:value="255" calcext:value-type="float">
            <text:p>255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2]*[.B32]" office:value-type="float" office:value="358.08" calcext:value-type="float">
            <text:p>358.08</text:p>
          </table:table-cell>
          <table:table-cell table:style-name="ce5" table:formula="of:=[.O32]-[.K32]" office:value-type="float" office:value="103.08" calcext:value-type="float">
            <text:p>103.08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NOTE 2 pspares were still AVAIL but not swapped in, the devs may have failed too soon after each other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 table:number-columns-repeated="8"/>
          <table:table-cell table:style-name="ce6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draid2:8d:48c:4s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4 spec, 8 resulted = 1 set per vdev</text:p>
          </table:table-cell>
          <table:table-cell table:style-name="ce6" office:value-type="string" calcext:value-type="string">
            <text:p>0 - (7) reserved but not auto-allocated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6 with 4 vspares and 2 UNAVAIL</text:p>
          </table:table-cell>
          <table:table-cell table:style-name="ce6"/>
          <table:table-cell office:value-type="float" office:value="322" calcext:value-type="float">
            <text:p>322</text:p>
          </table:table-cell>
          <table:table-cell office:value-type="float" office:value="249" calcext:value-type="float">
            <text:p>249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5]*[.B35]" office:value-type="float" office:value="358.08" calcext:value-type="float">
            <text:p>358.08</text:p>
          </table:table-cell>
          <table:table-cell table:style-name="ce5" table:formula="of:=[.O35]-[.K35]" office:value-type="float" office:value="109.08" calcext:value-type="float">
            <text:p>109.08</text:p>
          </table:table-cell>
        </table:table-row>
        <table:table-row table:style-name="ro5">
          <table:table-cell table:number-columns-repeated="8"/>
          <table:table-cell table:style-name="ce6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raid2:8d:24c:3s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3 per vdev = 12</text:p>
          </table:table-cell>
          <table:table-cell table:style-name="ce6" office:value-type="string" calcext:value-type="string">
            <text:p>4 +4 outside of spares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 without pspares, up to 9 with 2 UNAVAIL</text:p>
          </table:table-cell>
          <table:table-cell table:style-name="ce6"/>
          <table:table-cell office:value-type="float" office:value="308" calcext:value-type="float">
            <text:p>308</text:p>
          </table:table-cell>
          <table:table-cell table:style-name="ce11" office:value-type="float" office:value="238" calcext:value-type="float">
            <text:p>238</text:p>
          </table:table-cell>
          <table:table-cell table:style-name="Default"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37]*[.B37]" office:value-type="float" office:value="358.08" calcext:value-type="float">
            <text:p>358.08</text:p>
          </table:table-cell>
          <table:table-cell table:style-name="ce5" table:formula="of:=[.O37]-[.K37]" office:value-type="float" office:value="120.08" calcext:value-type="float">
            <text:p>120.08</text:p>
          </table:table-cell>
        </table:table-row>
        <table:table-row table:style-name="ro6">
          <table:table-cell table:number-columns-repeated="8"/>
          <table:table-cell table:style-name="ce6" office:value-type="string" calcext:value-type="string">
            <text:p>test copy 6GB Highsierra.iso to /home XFS in-vm</text:p>
          </table:table-cell>
          <table:table-cell table:number-columns-repeated="2"/>
          <table:table-cell table:style-name="ce26" office:value-type="time" office:time-value="PT02H35M00S" calcext:value-type="time">
            <text:p>02:35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6" office:value-type="string" calcext:value-type="string">
            <text:p>Copy over net 4.5GiB to LZ4 with 1 UNAVAIL (vspare) - including sync</text:p>
          </table:table-cell>
          <table:table-cell table:number-columns-repeated="2"/>
          <table:table-cell table:style-name="ce27" office:value-type="time" office:time-value="PT01H49M00S" calcext:value-type="time">
            <text:p>01:49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6" office:value-type="string" calcext:value-type="string">
            <text:p>Copy over net 4.5GiB to zstd-3 with 1 UNAVAIL (vspare) - including sync</text:p>
          </table:table-cell>
          <table:table-cell table:number-columns-repeated="2"/>
          <table:table-cell table:style-name="ce28" office:value-type="time" office:time-value="PT01H24M00S" calcext:value-type="time">
            <text:p>01:2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office:value-type="string" calcext:value-type="string">
            <text:p>Copy over net 4.5GiB to uncompressed with 1 UNAVAIL (vspare) - including sync</text:p>
          </table:table-cell>
          <table:table-cell table:number-columns-repeated="2"/>
          <table:table-cell table:style-name="ce28" office:value-type="time" office:time-value="PT01H22M00S" calcext:value-type="time">
            <text:p>01:2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office:value-type="string" calcext:value-type="string">
            <text:p>Copy 2.6GB ubuntu iso in-vm from zstd to xfs, including sync - with (4) UNAVAIL, 1 vspare active per vdev</text:p>
          </table:table-cell>
          <table:table-cell table:number-columns-repeated="2"/>
          <table:table-cell table:style-name="ce28" office:value-type="time" office:time-value="PT00H14M00S" calcext:value-type="time">
            <text:p>00:14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draid1:8d:24c:4s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2, 4 per vdev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6" office:value-type="string" calcext:value-type="string">
            <text:p>5 without pspares; with 1 UNAVAIL</text:p>
          </table:table-cell>
          <table:table-cell table:style-name="ce6" office:value-type="string" calcext:value-type="string">
            <text:p>copy in-vm 6GB iso to uncompressed DS - including sync - with no UNAVAIL</text:p>
          </table:table-cell>
          <table:table-cell office:value-type="float" office:value="292" calcext:value-type="float">
            <text:p>292</text:p>
          </table:table-cell>
          <table:table-cell office:value-type="float" office:value="251" calcext:value-type="float">
            <text:p>251</text:p>
          </table:table-cell>
          <table:table-cell office:value-type="time" office:time-value="PT00H35M00S" calcext:value-type="time">
            <text:p>00:3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43]*[.B43]" office:value-type="float" office:value="358.08" calcext:value-type="float">
            <text:p>358.08</text:p>
          </table:table-cell>
          <table:table-cell table:style-name="ce5" table:formula="of:=[.O43]-[.K43]" office:value-type="float" office:value="107.08" calcext:value-type="float">
            <text:p>107.08</text:p>
          </table:table-cell>
        </table:table-row>
        <table:table-row table:style-name="ro2">
          <table:table-cell table:number-columns-repeated="8"/>
          <table:table-cell table:style-name="ce6" office:value-type="string" calcext:value-type="string">
            <text:p>copy in-vm 6GB iso to zstd-3 DS - including sync - with no UNAVAIL</text:p>
          </table:table-cell>
          <table:table-cell table:number-columns-repeated="2"/>
          <table:table-cell office:value-type="time" office:time-value="PT01H04M00S" calcext:value-type="time">
            <text:p>01:04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6" office:value-type="string" calcext:value-type="string">
            <text:p>copy in-vm 6GB iso to LZ4 DS - including sync - with no UNAVAIL</text:p>
          </table:table-cell>
          <table:table-cell table:number-columns-repeated="2"/>
          <table:table-cell table:style-name="ce30" office:value-type="time" office:time-value="PT01H30M00S" calcext:value-type="time">
            <text:p>01:3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office:value-type="string" calcext:value-type="string">
            <text:p>copy in-vm 6GB iso to zstd-3 DS - including sync - with 6 UNAVAIL and 5 vspares in use</text:p>
          </table:table-cell>
          <table:table-cell table:number-columns-repeated="2"/>
          <table:table-cell table:style-name="ce28" office:value-type="time" office:time-value="PT00H31M00S" calcext:value-type="time">
            <text:p>00:31</text:p>
          </table:table-cell>
          <table:table-cell table:number-columns-repeated="4"/>
        </table:table-row>
        <table:table-row table:style-name="ro5" table:number-rows-repeated="1048529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Notes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office:value-type="string" calcext:value-type="string">
            <text:p>2021.July</text:p>
          </table:table-cell>
          <table:table-cell office:value-type="string" calcext:value-type="string">
            <text:p>Dave Bechtel</text:p>
          </table:table-cell>
          <table:table-cell office:value-type="string" calcext:value-type="string">
            <text:p>Tracking various DRAID configs with variable # of disks in a VM</text:p>
          </table:table-cell>
          <table:table-cell table:style-name="ce3" office:value-type="string" calcext:value-type="string">
            <text:p>Scripts here: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VM config: 4xCPU (core i7 host), 10GB RAM (16 GB host)</text:p>
          </table:table-cell>
          <table:table-cell office:value-type="string" calcext:value-type="string">
            <text:p>https://github.com/kneutron/ansitest/tree/master/ZFS</text:p>
          </table:table-cell>
        </table:table-row>
        <table:table-row table:style-name="ro5"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96x4GB vdisks (3.73GB usable) attached to SATA + SAS controller</text:p>
          </table:table-cell>
          <table:table-cell table:style-name="ce3" office:value-type="string" calcext:value-type="string">
            <text:p>Articles / threads here: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+ (25 on SATA and 104 on SAS)</text:p>
          </table:table-cell>
          <table:table-cell office:value-type="string" calcext:value-type="string">
            <text:p>https://www.reddit.com/r/zfs/comments/od0ppr/now_available_for_dl_and_testing_zfs_201_draid_vm/</text:p>
          </table:table-cell>
        </table:table-row>
        <table:table-row table:style-name="ro5"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Devuan 3.1--64 guest with XFS SDA root “/” and 512MB swap</text:p>
          </table:table-cell>
          <table:table-cell office:value-type="string" calcext:value-type="string">
            <text:p>https://www.reddit.com/r/zfs/comments/ocm1gn/draid_hit_prod_in_210_out_today_heres_a_deepish/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ICEWM Xorg GUI for low resource usage</text:p>
          </table:table-cell>
          <table:table-cell office:value-type="string" calcext:value-type="string">
            <text:p>https://arstechnica.com/gadgets/2021/07/a-deep-dive-into-openzfs-2-1s-new-distributed-raid-topology/</text:p>
          </table:table-cell>
        </table:table-row>
        <table:table-row table:style-name="ro5">
          <table:table-cell table:number-columns-repeated="4"/>
        </table:table-row>
        <table:table-row table:style-name="ro5">
          <table:table-cell table:number-columns-repeated="2"/>
          <table:table-cell table:style-name="ce3" office:value-type="string" calcext:value-type="string">
            <text:p>Host OS: Linux Mint Debian Edition (LMDE) with cinnamon Xorg</text:p>
          </table:table-cell>
          <table:table-cell office:value-type="string" calcext:value-type="string">
            <text:p>https://www.reddit.com/r/zfs/comments/ocgclx/openzfs_210_has_been_released/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Backing storage: Samsung T5 USB3 SSD formatted to XFS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Dell Latitude E6540 laptop</text:p>
          </table:table-cell>
          <table:table-cell office:value-type="string" calcext:value-type="string">
            <text:p>https://www.reddit.com/r/zfs/comments/lnoh7v/im_trying_to_understand_how_draid_works_but_im/</text:p>
          </table:table-cell>
        </table:table-row>
        <table:table-row table:style-name="ro5"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https://klarasystems.com/articles/openzfs-draid-finally/</text:p>
          </table:table-cell>
        </table:table-row>
        <table:table-row table:style-name="ro5"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https://insider-voice.com/a-deep-dive-into-the-new-openzfs-2-1-distributed-raid-topology/</text:p>
          </table:table-cell>
        </table:table-row>
        <table:table-row table:style-name="ro5">
          <table:table-cell table:number-columns-repeated="4"/>
        </table:table-row>
        <table:table-row table:style-name="ro5">
          <table:table-cell table:number-columns-repeated="3"/>
          <table:table-cell table:style-name="ce3" office:value-type="string" calcext:value-type="string">
            <text:p>Original Commit: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https://github.com/openzfs/zfs/pull/10102</text:p>
          </table:table-cell>
        </table:table-row>
      </table:table>
      <table:table table:name="ZFSDRAID-old-slownet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9" table:default-cell-style-name="Default"/>
        <table:table-column table:style-name="co20" table:default-cell-style-name="Default"/>
        <table:table-column table:style-name="co9" table:default-cell-style-name="ce1"/>
        <table:table-column table:style-name="co8" table:default-cell-style-name="ce1"/>
        <table:table-column table:style-name="co10" table:default-cell-style-name="ce29"/>
        <table:table-column table:style-name="co11" table:default-cell-style-name="ce1"/>
        <table:table-column table:style-name="co2" table:default-cell-style-name="ce1"/>
        <table:table-column table:style-name="co21" table:default-cell-style-name="ce1"/>
        <table:table-column table:style-name="co2" table:default-cell-style-name="ce35"/>
        <table:table-row table:style-name="ro1">
          <table:table-cell table:style-name="ce1" office:value-type="string" calcext:value-type="string">
            <text:p>ZFS DRAID configs</text:p>
          </table:table-cell>
          <table:table-cell table:style-name="ce6" office:value-type="string" calcext:value-type="string">
            <text:p>Total drives inpool</text:p>
          </table:table-cell>
          <table:table-cell office:value-type="string" calcext:value-type="string">
            <text:p>Vdevs</text:p>
          </table:table-cell>
          <table:table-cell office:value-type="string" calcext:value-type="string">
            <text:p>Disks in vdev</text:p>
          </table:table-cell>
          <table:table-cell office:value-type="string" calcext:value-type="string">
            <text:p># Vspares</text:p>
          </table:table-cell>
          <table:table-cell office:value-type="string" calcext:value-type="string">
            <text:p># Pspares</text:p>
          </table:table-cell>
          <table:table-cell office:value-type="string" calcext:value-type="string">
            <text:p>RAIDZ level</text:p>
          </table:table-cell>
          <table:table-cell office:value-type="string" calcext:value-type="string">
            <text:p>Can sustain X failures in vdev</text:p>
          </table:table-cell>
          <table:table-cell table:style-name="ce6" office:value-type="string" calcext:value-type="string">
            <text:p>Avg I/O (bwm-ng) (APPROXIMATE)</text:p>
          </table:table-cell>
          <table:table-cell table:style-name="ce6" office:value-type="string" calcext:value-type="string">
            <text:p>zfs list AVAIL GB</text:p>
          </table:table-cell>
          <table:table-cell table:style-name="ce6" office:value-type="string" calcext:value-type="string">
            <text:p>zpool list TOTAL GB</text:p>
          </table:table-cell>
          <table:table-cell table:style-name="ce22" office:value-type="string" calcext:value-type="string">
            <text:p>Total time to CP a+d*.iso (2GB)</text:p>
          </table:table-cell>
          <table:table-cell table:style-name="ce6" office:value-type="string" calcext:value-type="string">
            <text:p>Usable Disk Size - GiB</text:p>
          </table:table-cell>
          <table:table-cell office:value-type="string" calcext:value-type="string">
            <text:p>Sector size</text:p>
          </table:table-cell>
          <table:table-cell office:value-type="string" calcext:value-type="string">
            <text:p>Raw disk (GiB)</text:p>
          </table:table-cell>
          <table:table-cell table:style-name="ce31" office:value-type="string" calcext:value-type="string">
            <text:p>Lost to parity / vspares (GB)</text:p>
          </table:table-cell>
        </table:table-row>
        <table:table-row table:style-name="ro5">
          <table:table-cell table:style-name="ce2" office:value-type="string" calcext:value-type="string">
            <text:p>DISREGARD THIS DATA</text:p>
          </table:table-cell>
          <table:table-cell table:style-name="ce6"/>
          <table:table-cell table:number-columns-repeated="6"/>
          <table:table-cell table:style-name="ce6" table:number-columns-repeated="3"/>
          <table:table-cell table:style-name="ce22"/>
          <table:table-cell table:style-name="ce6"/>
          <table:table-cell table:number-columns-repeated="2"/>
          <table:table-cell table:style-name="ce31"/>
        </table:table-row>
        <table:table-row table:style-name="ro5">
          <table:table-cell table:style-name="ce2" office:value-type="string" calcext:value-type="string">
            <text:p>HAD SLOW NETWORK DEVICE CONFIGURED FOR VM</text:p>
          </table:table-cell>
          <table:table-cell table:style-name="ce6"/>
          <table:table-cell table:number-columns-repeated="6"/>
          <table:table-cell table:style-name="ce6" table:number-columns-repeated="3"/>
          <table:table-cell table:style-name="ce22"/>
          <table:table-cell table:style-name="ce6"/>
          <table:table-cell table:number-columns-repeated="2"/>
          <table:table-cell table:style-name="ce31"/>
        </table:table-row>
        <table:table-row table:style-name="ro5">
          <table:table-cell table:style-name="ce2"/>
          <table:table-cell table:style-name="ce6"/>
          <table:table-cell table:number-columns-repeated="6"/>
          <table:table-cell table:style-name="ce6" table:number-columns-repeated="3"/>
          <table:table-cell table:style-name="ce22"/>
          <table:table-cell table:style-name="ce6"/>
          <table:table-cell table:number-columns-repeated="2"/>
          <table:table-cell table:style-name="ce31"/>
        </table:table-row>
        <table:table-row table:style-name="ro5">
          <table:table-cell office:value-type="string" calcext:value-type="string">
            <text:p>draid2:8d:12c:1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with 1 virtual spare + 2 phys</text:p>
          </table:table-cell>
          <table:table-cell office:value-type="string" calcext:value-type="string">
            <text:p>15-17MB to uncompressed</text:p>
          </table:table-cell>
          <table:table-cell office:value-type="float" office:value="217" calcext:value-type="float">
            <text:p>217</text:p>
          </table:table-cell>
          <table:table-cell office:value-type="float" office:value="280" calcext:value-type="float">
            <text:p>280</text:p>
          </table:table-cell>
          <table:table-cell table:style-name="ce30" office:value-type="time" office:time-value="PT03H11M00S" calcext:value-type="time">
            <text:p>03:11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5]*[.B5]" office:value-type="float" office:value="313.32" calcext:value-type="float">
            <text:p>313.32</text:p>
          </table:table-cell>
          <table:table-cell table:formula="of:=[.O5]-[.J5]" office:value-type="float" office:value="96.32" calcext:value-type="float">
            <text:p>96.32</text:p>
          </table:table-cell>
        </table:table-row>
        <table:table-row table:style-name="ro5">
          <table:table-cell office:value-type="string" calcext:value-type="string">
            <text:p>draid2:6d:84c:4s-0</text:p>
          </table:table-cell>
          <table:table-cell office:value-type="float" office:value="84" calcext:value-type="float">
            <text:p>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with 4 vspare and 2 UNAVAIL</text:p>
          </table:table-cell>
          <table:table-cell office:value-type="string" calcext:value-type="string">
            <text:p>16-20MB to uncompressed</text:p>
          </table:table-cell>
          <table:table-cell office:value-type="float" office:value="211" calcext:value-type="float">
            <text:p>211</text:p>
          </table:table-cell>
          <table:table-cell office:value-type="float" office:value="292" calcext:value-type="float">
            <text:p>292</text:p>
          </table:table-cell>
          <table:table-cell office:value-type="time" office:time-value="PT02H50M00S" calcext:value-type="time">
            <text:p>02:50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6]*[.B6]" office:value-type="float" office:value="313.32" calcext:value-type="float">
            <text:p>313.32</text:p>
          </table:table-cell>
          <table:table-cell table:formula="of:=[.O6]-[.J6]" office:value-type="float" office:value="102.32" calcext:value-type="float">
            <text:p>102.32</text:p>
          </table:table-cell>
        </table:table-row>
        <table:table-row table:style-name="ro5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12-18MB to LZ4 compr</text:p>
          </table:table-cell>
          <table:table-cell table:number-columns-repeated="2"/>
          <table:table-cell office:value-type="time" office:time-value="PT03H08M00S" calcext:value-type="time">
            <text:p>03:0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N7]*[.B7]" office:value-type="float" office:value="0" calcext:value-type="float">
            <text:p>0</text:p>
          </table:table-cell>
          <table:table-cell table:formula="of:=[.O7]-[.J7]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raid1:4d:12c:2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3 with 2 vspare and 1 UNAVAIL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8]*[.B8]" office:value-type="float" office:value="313.32" calcext:value-type="float">
            <text:p>313.32</text:p>
          </table:table-cell>
          <table:table-cell table:style-name="ce39" table:formula="of:=[.O8]-[.J8]" office:value-type="float" office:value="115.32" calcext:value-type="float">
            <text:p>115.32</text:p>
          </table:table-cell>
        </table:table-row>
        <table:table-row table:style-name="ro5">
          <table:table-cell office:value-type="string" calcext:value-type="string">
            <text:p>draid1:8d:12c:2s-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3 with 2 vspare and 1 UNAVAIL</text:p>
          </table:table-cell>
          <table:table-cell office:value-type="string" calcext:value-type="string">
            <text:p>17-25MB to uncompressed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time" office:time-value="PT02H48M00S" calcext:value-type="time">
            <text:p>02:4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9]*[.B9]" office:value-type="float" office:value="313.32" calcext:value-type="float">
            <text:p>313.32</text:p>
          </table:table-cell>
          <table:table-cell table:style-name="ce32" table:formula="of:=[.O9]-[.J9]" office:value-type="float" office:value="93.32" calcext:value-type="float">
            <text:p>93.32</text:p>
          </table:table-cell>
        </table:table-row>
        <table:table-row table:style-name="ro5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to LZ4 compr</text:p>
          </table:table-cell>
          <table:table-cell table:number-columns-repeated="2"/>
          <table:table-cell office:value-type="time" office:time-value="PT02H55M00S" calcext:value-type="time">
            <text:p>02:55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0]*[.B10]" office:value-type="float" office:value="0" calcext:value-type="float">
            <text:p>0</text:p>
          </table:table-cell>
          <table:table-cell table:formula="of:=[.O10]-[.J10]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raid2:5d:8c:1s-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ith 1 vspare and 1 UNAVAIL</text:p>
          </table:table-cell>
          <table:table-cell office:value-type="string" calcext:value-type="string">
            <text:p>17-20MB to uncompressed</text:p>
          </table:table-cell>
          <table:table-cell office:value-type="float" office:value="52.1" calcext:value-type="float">
            <text:p>52.1</text:p>
          </table:table-cell>
          <table:table-cell office:value-type="float" office:value="76.5" calcext:value-type="float">
            <text:p>76.5</text:p>
          </table:table-cell>
          <table:table-cell table:style-name="ce37" office:value-type="time" office:time-value="PT02H44M00S" calcext:value-type="time">
            <text:p>02:4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1]*[.B11]" office:value-type="float" office:value="89.52" calcext:value-type="float">
            <text:p>89.52</text:p>
          </table:table-cell>
          <table:table-cell table:formula="of:=[.O11]-[.J11]" office:value-type="float" office:value="37.42" calcext:value-type="float">
            <text:p>37.42</text:p>
          </table:table-cell>
        </table:table-row>
        <table:table-row table:style-name="ro5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14-28MB to LZ4 compr</text:p>
          </table:table-cell>
          <table:table-cell table:number-columns-repeated="2"/>
          <table:table-cell office:value-type="time" office:time-value="PT03H04M00S" calcext:value-type="time">
            <text:p>03:04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2]*[.B12]" office:value-type="float" office:value="0" calcext:value-type="float">
            <text:p>0</text:p>
          </table:table-cell>
          <table:table-cell table:formula="of:=[.O12]-[.J12]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raid1:6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 office:value-type="string" calcext:value-type="string">
            <text:p>20-25MB to uncompressed</text:p>
          </table:table-cell>
          <table:table-cell office:value-type="float" office:value="63" calcext:value-type="float">
            <text:p>63</text:p>
          </table:table-cell>
          <table:table-cell office:value-type="float" office:value="76.5" calcext:value-type="float">
            <text:p>76.5</text:p>
          </table:table-cell>
          <table:table-cell office:value-type="time" office:time-value="PT02H57M00S" calcext:value-type="time">
            <text:p>02:57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3]*[.B13]" office:value-type="float" office:value="89.52" calcext:value-type="float">
            <text:p>89.52</text:p>
          </table:table-cell>
          <table:table-cell table:style-name="ce32" table:formula="of:=[.O13]-[.J13]" office:value-type="float" office:value="26.52" calcext:value-type="float">
            <text:p>26.52</text:p>
          </table:table-cell>
        </table:table-row>
        <table:table-row table:style-name="ro5">
          <table:table-cell table:style-name="ce1" office:value-type="string" calcext:value-type="string">
            <text:p>^</text:p>
          </table:table-cell>
          <table:table-cell table:number-columns-repeated="7"/>
          <table:table-cell office:value-type="string" calcext:value-type="string">
            <text:p>to LZ4 compr</text:p>
          </table:table-cell>
          <table:table-cell table:number-columns-repeated="2"/>
          <table:table-cell office:value-type="time" office:time-value="PT02H58M00S" calcext:value-type="time">
            <text:p>02:58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4]*[.B14]" office:value-type="float" office:value="0" calcext:value-type="float">
            <text:p>0</text:p>
          </table:table-cell>
          <table:table-cell table:formula="of:=[.O14]-[.J14]" office:value-type="float" office:value="0" calcext:value-type="float">
            <text:p>0</text:p>
          </table:table-cell>
        </table:table-row>
        <table:table-row table:style-name="ro5">
          <table:table-cell table:style-name="ce3" office:value-type="string" calcext:value-type="string">
            <office:annotation draw:style-name="gr1" draw:text-style-name="P2" svg:width="1.1413in" svg:height="0.7083in" svg:x="3.9299in" svg:y="2.3563in" draw:caption-point-x="-0.2402in" draw:caption-point-y="0.5945in">
              <dc:date>2021-07-05T00:00:00</dc:date>
              <text:p text:style-name="P1">This appears to be a useless config</text:p>
            </office:annotation>
            <text:p>draid1:5d:8c:1s-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2 with 1 vspare and 1 UNAVAIL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ot tested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5]*[.B15]" office:value-type="float" office:value="89.52" calcext:value-type="float">
            <text:p>89.52</text:p>
          </table:table-cell>
          <table:table-cell table:style-name="ce32" table:formula="of:=[.O15]-[.J15]" office:value-type="float" office:value="28.52" calcext:value-type="float">
            <text:p>28.52</text:p>
          </table:table-cell>
        </table:table-row>
        <table:table-row table:style-name="ro5">
          <table:table-cell table:number-columns-repeated="16"/>
        </table:table-row>
        <table:table-row table:style-name="ro2">
          <table:table-cell table:style-name="ce3" office:value-type="string" calcext:value-type="string">
            <text:p>draid1:8d:24c:0s-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6" office:value-type="string" calcext:value-type="string">
            <text:p>6 with 0 vspare and 5 pspare + 1 UNAVAIL</text:p>
          </table:table-cell>
          <table:table-cell table:style-name="ce6" office:value-type="string" calcext:value-type="string">
            <text:p>18-24MB/sec writing to uncompressed DEGRADED pool (5 failed)</text:p>
          </table:table-cell>
          <table:table-cell office:value-type="float" office:value="75.8" calcext:value-type="float">
            <text:p>75.8</text:p>
          </table:table-cell>
          <table:table-cell office:value-type="float" office:value="88" calcext:value-type="float">
            <text:p>88</text:p>
          </table:table-cell>
          <table:table-cell table:style-name="ce38" office:value-type="time" office:time-value="PT02H22M00S" calcext:value-type="time">
            <text:p>02:22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17]*[.B17]" office:value-type="float" office:value="89.52" calcext:value-type="float">
            <text:p>89.52</text:p>
          </table:table-cell>
          <table:table-cell table:style-name="ce36" table:formula="of:=[.O17]-[.J17]" office:value-type="float" office:value="13.72" calcext:value-type="float">
            <text:p>13.72</text:p>
          </table:table-cell>
        </table:table-row>
        <table:table-row table:style-name="ro2">
          <table:table-cell table:number-columns-repeated="8"/>
          <table:table-cell table:style-name="ce6" office:value-type="string" calcext:value-type="string">
            <text:p>18-22MB/sec writing to LZ4 compressed DEGRADED pool (5 failed)</text:p>
          </table:table-cell>
          <table:table-cell table:number-columns-repeated="2"/>
          <table:table-cell office:value-type="time" office:time-value="PT02H33M00S" calcext:value-type="time">
            <text:p>02:33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6" office:value-type="string" calcext:value-type="string">
            <text:p>17-26MB/sec writing to zstd-3 compressed DEGRADED pool (6 failed)</text:p>
          </table:table-cell>
          <table:table-cell table:number-columns-repeated="2"/>
          <table:table-cell office:value-type="time" office:time-value="PT02H27M00S" calcext:value-type="time">
            <text:p>02:27</text:p>
          </table:table-cell>
          <table:table-cell table:number-columns-repeated="4"/>
        </table:table-row>
        <table:table-row table:style-name="ro5">
          <table:table-cell table:number-columns-repeated="16"/>
        </table:table-row>
        <table:table-row table:style-name="ro2">
          <table:table-cell table:style-name="ce3" office:value-type="string" calcext:value-type="string">
            <text:p>draid2:8d:96c:6s-0</text:p>
          </table:table-cell>
          <table:table-cell table:style-name="ce3" office:value-type="float" office:value="96" calcext:value-type="float">
            <text:p>9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 with 11 v+pspares in use + 2 UNAVAIL</text:p>
          </table:table-cell>
          <table:table-cell table:style-name="ce6" office:value-type="string" calcext:value-type="string">
            <text:p>15-20MB/sec to uncompressed DEGRADED (13 UNAVAIL)</text:p>
          </table:table-cell>
          <table:table-cell office:value-type="float" office:value="255" calcext:value-type="float">
            <text:p>255</text:p>
          </table:table-cell>
          <table:table-cell office:value-type="float" office:value="330" calcext:value-type="float">
            <text:p>330</text:p>
          </table:table-cell>
          <table:table-cell office:value-type="time" office:time-value="PT02H46M00S" calcext:value-type="time">
            <text:p>02:46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1]*[.B21]" office:value-type="float" office:value="358.08" calcext:value-type="float">
            <text:p>358.08</text:p>
          </table:table-cell>
          <table:table-cell table:style-name="ce5" table:formula="of:=[.O21]-[.J21]" office:value-type="float" office:value="103.08" calcext:value-type="float">
            <text:p>103.08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NOTE 2 pspares were still AVAIL but not swapped in, the devs may have failed too soon after each other</text:p>
          </table:table-cell>
          <table:table-cell table:number-columns-repeated="8"/>
        </table:table-row>
        <table:table-row table:style-name="ro6">
          <table:table-cell table:number-columns-repeated="8"/>
          <table:table-cell table:style-name="ce6" office:value-type="string" calcext:value-type="string">
            <text:p>to LZ4 compressed with 12 UNAVAIL</text:p>
          </table:table-cell>
          <table:table-cell table:number-columns-repeated="2"/>
          <table:table-cell table:style-name="ce28" office:value-type="time" office:time-value="PT02H59M00S" calcext:value-type="time">
            <text:p>02:59</text:p>
          </table:table-cell>
          <table:table-cell table:number-columns-repeated="4"/>
        </table:table-row>
        <table:table-row table:style-name="ro5">
          <table:table-cell table:number-columns-repeated="8"/>
          <table:table-cell table:style-name="ce3" office:value-type="string" calcext:value-type="string">
            <text:p>to zstd-3 with 12 UNAVAIL</text:p>
          </table:table-cell>
          <table:table-cell table:number-columns-repeated="2"/>
          <table:table-cell table:style-name="ce38" office:value-type="time" office:time-value="PT01H54M00S" calcext:value-type="time">
            <text:p>01:54</text:p>
          </table:table-cell>
          <table:table-cell table:number-columns-repeated="4"/>
        </table:table-row>
        <table:table-row table:style-name="ro7">
          <table:table-cell table:number-columns-repeated="7"/>
          <table:table-cell table:style-name="ce6" office:value-type="string" calcext:value-type="string">
            <text:p>(at this point switched from paravirt host I/O network adapter to Intel pro 1000 desktop to see if makes any difference in network speed, and rebooted to clear device errors)</text:p>
          </table:table-cell>
          <table:table-cell table:style-name="ce6" office:value-type="string" calcext:value-type="string">
            <text:p>19-24 MB/sec to LZ4 compressed with 0 UNAVAIL and Intel network - may be faster</text:p>
          </table:table-cell>
          <table:table-cell table:number-columns-repeated="2"/>
          <table:table-cell office:value-type="time" office:time-value="PT02H23M00S" calcext:value-type="time">
            <text:p>02:2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raid2:8d:48c:4s-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4 spec, 8 resulted = 1 set per vdev</text:p>
          </table:table-cell>
          <table:table-cell table:style-name="ce6" office:value-type="string" calcext:value-type="string">
            <text:p>0 - (7) reserved but not auto-allocated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 with 4 vspares and 2 UNAVAIL</text:p>
          </table:table-cell>
          <table:table-cell table:style-name="ce6" office:value-type="string" calcext:value-type="string">
            <text:p>23-25MB/sec to uncompressed DEGRADED (7 UNAVAIL) with 5 vspares in use</text:p>
          </table:table-cell>
          <table:table-cell office:value-type="float" office:value="249" calcext:value-type="float">
            <text:p>249</text:p>
          </table:table-cell>
          <table:table-cell office:value-type="float" office:value="322" calcext:value-type="float">
            <text:p>322</text:p>
          </table:table-cell>
          <table:table-cell office:value-type="time" office:time-value="PT02H36M00S" calcext:value-type="time">
            <text:p>02:36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6]*[.B26]" office:value-type="float" office:value="358.08" calcext:value-type="float">
            <text:p>358.08</text:p>
          </table:table-cell>
          <table:table-cell table:style-name="ce5" table:formula="of:=[.O26]-[.J26]" office:value-type="float" office:value="109.08" calcext:value-type="float">
            <text:p>109.08</text:p>
          </table:table-cell>
        </table:table-row>
        <table:table-row table:style-name="ro2">
          <table:table-cell table:number-columns-repeated="8"/>
          <table:table-cell table:style-name="ce6" office:value-type="string" calcext:value-type="string">
            <text:p>23-29 MB/sec to LZ4 compressed with 7 UNAVAIL and 5 vspares</text:p>
          </table:table-cell>
          <table:table-cell table:number-columns-repeated="2"/>
          <table:table-cell table:style-name="ce38" office:value-type="time" office:time-value="PT02H12M00S" calcext:value-type="time">
            <text:p>02:1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6" office:value-type="string" calcext:value-type="string">
            <text:p>23-26 MB/sec to zstd-3 compressed with 7 UNAVAIL and 5 vspares</text:p>
          </table:table-cell>
          <table:table-cell table:number-columns-repeated="2"/>
          <table:table-cell office:value-type="time" office:time-value="PT02H19M00S" calcext:value-type="time">
            <text:p>02: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aid2:8d:24c:3s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 / vdev = 12</text:p>
          </table:table-cell>
          <table:table-cell table:style-name="ce6" office:value-type="string" calcext:value-type="string">
            <text:p>4 +4 outside of spares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 without pspares, up to 9 with 2 UNAVAIL</text:p>
          </table:table-cell>
          <table:table-cell table:style-name="ce6" office:value-type="string" calcext:value-type="string">
            <text:p>23-26MB/Sec to uncompressed with no UNAVAIL devs</text:p>
          </table:table-cell>
          <table:table-cell office:value-type="float" office:value="238" calcext:value-type="float">
            <text:p>238</text:p>
          </table:table-cell>
          <table:table-cell office:value-type="float" office:value="308" calcext:value-type="float">
            <text:p>308</text:p>
          </table:table-cell>
          <table:table-cell table:style-name="ce38" office:value-type="time" office:time-value="PT02H13M00S" calcext:value-type="time">
            <text:p>02:13</text:p>
          </table:table-cell>
          <table:table-cell office:value-type="float" office:value="3.73" calcext:value-type="float">
            <text:p>3.73</text:p>
          </table:table-cell>
          <table:table-cell office:value-type="float" office:value="512" calcext:value-type="float">
            <text:p>512</text:p>
          </table:table-cell>
          <table:table-cell table:formula="of:=[.M29]*[.B29]" office:value-type="float" office:value="358.08" calcext:value-type="float">
            <text:p>358.08</text:p>
          </table:table-cell>
          <table:table-cell table:style-name="ce5" table:formula="of:=[.O29]-[.J29]" office:value-type="float" office:value="120.08" calcext:value-type="float">
            <text:p>120.08</text:p>
          </table:table-cell>
        </table:table-row>
        <table:table-row table:style-name="ro2">
          <table:table-cell table:number-columns-repeated="8"/>
          <table:table-cell table:style-name="ce6" office:value-type="string" calcext:value-type="string">
            <text:p>writing to x9 UNAVAIL in 1<text:span text:style-name="T1">st</text:span> vdev, LZ4 compressed with all spares in use</text:p>
          </table:table-cell>
          <table:table-cell table:number-columns-repeated="2"/>
          <table:table-cell table:style-name="ce38" office:value-type="time" office:time-value="PT02H07M00S" calcext:value-type="time">
            <text:p>02:07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6" office:value-type="string" calcext:value-type="string">
            <text:p>writing to x9 UNAVAIL in 1<text:span text:style-name="T1">st</text:span> vdev, zstd-3 compressed with all spares in use</text:p>
          </table:table-cell>
          <table:table-cell table:number-columns-repeated="2"/>
          <table:table-cell office:value-type="time" office:time-value="PT02H36M00S" calcext:value-type="time">
            <text:p>02:36</text:p>
          </table:table-cell>
          <table:table-cell table:number-columns-repeated="4"/>
        </table:table-row>
        <table:table-row table:style-name="ro5">
          <table:table-cell table:number-columns-repeated="7"/>
          <table:table-cell office:value-type="string" calcext:value-type="string">
            <text:p>test copy to /home XFS in-vm</text:p>
          </table:table-cell>
          <table:table-cell table:number-columns-repeated="3"/>
          <table:table-cell office:value-type="time" office:time-value="PT02H35M00S" calcext:value-type="time">
            <text:p>02:35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6" office:value-type="string" calcext:value-type="string">
            <text:p>subsequent cp 2GB to LZ4 in-vm with 6 UNAVAIL</text:p>
          </table:table-cell>
          <table:table-cell table:number-columns-repeated="3"/>
          <table:table-cell table:style-name="ce28" office:value-type="time" office:time-value="PT00H12M00S" calcext:value-type="time">
            <text:p>00:12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office:value-type="string" calcext:value-type="string">
            <text:p>changed HO VM adapter from Intel 1000 to PCNETII and now getting 66-70MB/sec; facepalm, all previous timings have to be tossed</text:p>
          </table:table-cell>
          <table:table-cell table:style-name="ce6" office:value-type="string" calcext:value-type="string">
            <text:p>copy 6GB High Sierra ISO over Samba to lz4 with 6 spares in use</text:p>
          </table:table-cell>
          <table:table-cell table:number-columns-repeated="2"/>
          <table:table-cell office:value-type="time" office:time-value="PT01H21M00S" calcext:value-type="time">
            <text:p>01:21</text:p>
          </table:table-cell>
          <table:table-cell table:number-columns-repeated="4"/>
        </table:table-row>
        <table:table-row table:style-name="ro5" table:number-rows-repeated="1048541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4T17:23:23.272719528</meta:creation-date>
    <dc:date>2021-07-08T00:18:20.805859268</dc:date>
    <meta:editing-duration>PT10H29M26S</meta:editing-duration>
    <meta:editing-cycles>33</meta:editing-cycles>
    <meta:generator>LibreOffice/7.1.4.2$MacOSX_X86_64 LibreOffice_project/a529a4fab45b75fefc5b6226684193eb000654f6</meta:generator>
    <meta:document-statistic meta:table-count="3" meta:cell-count="522" meta:object-count="0"/>
  </office:meta>
</office:document-meta>
</file>